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 svg:font-family="FreeSerif" style:font-family-generic="roman"/>
    <style:font-face style:name="Operator Mono Light" svg:font-family="'Operator Mono Light'"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orphans="2" fo:widows="2"/>
    </style:style>
    <style:style style:name="P2" style:family="paragraph" style:parent-style-name="Standard" style:master-page-name="MP0">
      <style:paragraph-properties fo:text-align="center" style:justify-single-word="false" style:page-number="auto" fo:break-before="page"/>
    </style:style>
    <style:style style:name="P3" style:family="paragraph" style:parent-style-name="Standard">
      <style:paragraph-properties fo:orphans="2" fo:widows="2"/>
      <style:text-properties fo:color="#000000"/>
    </style:style>
    <style:style style:name="P4" style:family="paragraph" style:parent-style-name="Standard" style:list-style-name="L1">
      <style:paragraph-properties fo:margin-left="0.508cm" fo:margin-right="0cm" fo:orphans="2" fo:widows="2" fo:text-indent="0cm" style:auto-text-indent="false">
        <style:tab-stops/>
      </style:paragraph-properties>
    </style:style>
    <style:style style:name="P5" style:family="paragraph" style:parent-style-name="Standard" style:list-style-name="L2">
      <style:paragraph-properties fo:margin-left="0.508cm" fo:margin-right="0cm" fo:orphans="2" fo:widows="2" fo:text-indent="0cm" style:auto-text-indent="false">
        <style:tab-stops/>
      </style:paragraph-properties>
    </style:style>
    <style:style style:name="P6" style:family="paragraph" style:parent-style-name="Standard" style:list-style-name="L3">
      <style:paragraph-properties fo:margin-left="0.508cm" fo:margin-right="0cm" fo:orphans="2" fo:widows="2" fo:text-indent="0cm" style:auto-text-indent="false">
        <style:tab-stops/>
      </style:paragraph-properties>
    </style:style>
    <style:style style:name="P7" style:family="paragraph" style:parent-style-name="Standard" style:list-style-name="L4">
      <style:paragraph-properties fo:margin-left="0.508cm" fo:margin-right="0cm" fo:orphans="2" fo:widows="2" fo:text-indent="0cm" style:auto-text-indent="false">
        <style:tab-stops/>
      </style:paragraph-properties>
    </style:style>
    <style:style style:name="P8" style:family="paragraph" style:parent-style-name="Standard" style:list-style-name="L5">
      <style:paragraph-properties fo:margin-left="0.508cm" fo:margin-right="0cm" fo:orphans="2" fo:widows="2" fo:text-indent="0cm" style:auto-text-indent="false">
        <style:tab-stops/>
      </style:paragraph-properties>
    </style:style>
    <style:style style:name="P9" style:family="paragraph" style:parent-style-name="Standard" style:list-style-name="L6">
      <style:paragraph-properties fo:margin-left="0.508cm" fo:margin-right="0cm" fo:orphans="2" fo:widows="2" fo:text-indent="0cm" style:auto-text-indent="false">
        <style:tab-stops/>
      </style:paragraph-properties>
    </style:style>
    <style:style style:name="P10" style:family="paragraph" style:parent-style-name="Standard" style:list-style-name="L7">
      <style:paragraph-properties fo:margin-left="0.508cm" fo:margin-right="0cm" fo:orphans="2" fo:widows="2" fo:text-indent="0cm" style:auto-text-indent="false">
        <style:tab-stops/>
      </style:paragraph-properties>
    </style:style>
    <style:style style:name="P11" style:family="paragraph" style:parent-style-name="Normal">
      <style:paragraph-properties fo:text-align="center" style:justify-single-word="false"/>
      <style:text-properties fo:color="#000000"/>
    </style:style>
    <style:style style:name="T1" style:family="text">
      <style:text-properties style:font-name="Operator Mono Light" fo:font-style="normal" style:font-style-asian="normal"/>
    </style:style>
    <style:style style:name="T2" style:family="text">
      <style:text-properties fo:color="#000000" style:font-name="Operator Mono Light" fo:font-style="normal" style:font-style-asian="normal"/>
    </style:style>
    <text:list-style style:name="L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762cm" fo:margin-left="0.762cm"/>
        </style:list-level-properties>
        <style:text-properties style:font-name="FreeSerif"/>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762cm" fo:margin-left="0.762cm"/>
        </style:list-level-properties>
        <style:text-properties style:font-name="FreeSerif"/>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762cm" fo:margin-left="0.762cm"/>
        </style:list-level-properties>
        <style:text-properties style:font-name="FreeSerif"/>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762cm" fo:margin-left="0.762cm"/>
        </style:list-level-properties>
        <style:text-properties style:font-name="FreeSerif"/>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Énfasis_20_sutil"><text:span text:style-name="T2">para realizar la practica 03 .</text:span></text:span></text:p>
      <text:p text:style-name="P11"/>
      <text:list xml:id="list8713203811364823330" text:style-name="L1">
        <text:list-item>
          <text:p text:style-name="P4"><text:span text:style-name="Énfasis_20_sutil"><text:span text:style-name="T2">Uso de oracle para iniciar y detener una instancia.</text:span></text:span></text:p>
        </text:list-item>
      </text:list>
      <text:p text:style-name="P3"/>
      <text:p text:style-name="P1"><text:span text:style-name="Énfasis_20_sutil"><text:span text:style-name="T2">Una instancia se inicia dependiendo de su archivo de inicializacion con unas propidades concretas que tienen que ser definidas en este.</text:span></text:span></text:p>
      <text:p text:style-name="P3"/>
      <text:p text:style-name="P1"><text:span text:style-name="Énfasis_20_sutil"><text:span text:style-name="T2">Detener una instancia.</text:span></text:span></text:p>
      <text:list xml:id="list2672310405363057176" text:style-name="L2">
        <text:list-item>
          <text:p text:style-name="P5"><text:span text:style-name="Énfasis_20_sutil"><text:span text:style-name="T2">Iniciamos sesion como sys y pulsamos sobre cerrar.</text:span></text:span></text:p>
        </text:list-item>
        <text:list-item>
          <text:p text:style-name="P5"><text:span text:style-name="Énfasis_20_sutil"><text:span text:style-name="T2">Pulsamos siguiente/acptar</text:span></text:span></text:p>
        </text:list-item>
        <text:list-item>
          <text:p text:style-name="P5"><text:span text:style-name="Énfasis_20_sutil"><text:span text:style-name="T2">marcar cerrar base o iniciar en este caso cerrar /si/refrescar</text:span></text:span></text:p>
        </text:list-item>
        <text:list-item>
          <text:p text:style-name="P5"><text:span text:style-name="Énfasis_20_sutil"><text:span text:style-name="T2">?????? continua activa.</text:span></text:span></text:p>
        </text:list-item>
      </text:list>
      <text:p text:style-name="P3"/>
      <text:p text:style-name="P1"><text:span text:style-name="Énfasis_20_sutil"><text:span text:style-name="T2">Iniciar una instancia.</text:span></text:span></text:p>
      <text:list xml:id="list1033788476872142705" text:style-name="L3">
        <text:list-item>
          <text:p text:style-name="P6"><text:span text:style-name="Énfasis_20_sutil"><text:span text:style-name="T2">Idem del anterior pero escogiendo la opcion de iniciar.</text:span></text:span></text:p>
        </text:list-item>
      </text:list>
      <text:p text:style-name="P3"/>
      <text:list xml:id="list7713250527000609942" text:style-name="L4">
        <text:list-item>
          <text:p text:style-name="P7"><text:span text:style-name="Énfasis_20_sutil"><text:span text:style-name="T2">Visualizacion de los parametros de inicializaion.</text:span></text:span></text:p>
        </text:list-item>
      </text:list>
      <text:p text:style-name="P3"/>
      <text:p text:style-name="P1"><text:span text:style-name="Énfasis_20_sutil"><text:span text:style-name="T2">Estos parametros son cogidos desde el inicio de la base de datos y se mantienen activos durante todo el tiempo aunque podemos editarlos.</text:span></text:span></text:p>
      <text:p text:style-name="P3"/>
      <text:p text:style-name="P1"><text:span text:style-name="Énfasis_20_sutil"><text:span text:style-name="T2">Para ir siguiremos los siguientes pasos:</text:span></text:span></text:p>
      <text:list xml:id="list6033269739138643292" text:style-name="L5">
        <text:list-item>
          <text:p text:style-name="P8"><text:span text:style-name="Énfasis_20_sutil"><text:span text:style-name="T2">servidor/configuracion de la base de datos/parametros de inicializacion/</text:span></text:span></text:p>
        </text:list-item>
        <text:list-item>
          <text:p text:style-name="P8"><text:span text:style-name="Énfasis_20_sutil"><text:span text:style-name="T2">Introducimos archive y pulsamos a ir y nos muestra todos los archivos relacionados con esta palabra</text:span></text:span></text:p>
        </text:list-item>
      </text:list>
      <text:p text:style-name="P3"/>
      <text:list xml:id="list7275220852325012539" text:style-name="L6">
        <text:list-item>
          <text:p text:style-name="P9"><text:span text:style-name="Énfasis_20_sutil"><text:span text:style-name="T2">Administracion de los parametros en memoria.</text:span></text:span></text:p>
        </text:list-item>
      </text:list>
      <text:p text:style-name="P3"/>
      <text:p text:style-name="P1"><text:span text:style-name="Énfasis_20_sutil"><text:span text:style-name="T2">Aquí aprenderemos a mostrar los parametros en memoria que contiene la base de datos, estos parametros de inicializacion determinan el tamaño de area globas des sistema. Dichos parametros pueden afectar al rendimiento del sistema.</text:span></text:span></text:p>
      <text:p text:style-name="P3"/>
      <text:p text:style-name="P1"><text:span text:style-name="Énfasis_20_sutil"><text:span text:style-name="T2">Para mostrar estos parametros realizaremos las siguientes acciones.</text:span></text:span></text:p>
      <text:list xml:id="list3324839471396658917" text:style-name="L7">
        <text:list-item>
          <text:p text:style-name="P10"><text:span text:style-name="Énfasis_20_sutil"><text:span text:style-name="T2">Nos dirigimos a servidor/configuracion de la base de datos/asesores de memoria y aqui podremos visualizar la memoria.</text:span></text:spa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 svg:font-family="FreeSerif" style:font-family-generic="roman"/>
    <style:font-face style:name="Operator Mono Light" svg:font-family="'Operator Mono Light'"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orphans="2" fo:widows="2" fo:hyphenation-ladder-count="no-limit"/>
      <style:text-properties style:font-name-asian="Liberation Serif" style:font-family-asian="'Liberation Serif'" style:font-family-generic-asian="roman" style:font-pitch-asian="variable" style:font-name-complex="Liberation Serif" style:font-family-complex="'Liberation Serif'" style:font-family-generic-complex="roman" style:font-pitch-complex="variable"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1" style:display-name="Contents 1" style:family="paragraph" style:parent-style-name="Normal" style:next-style-name="Normal" style:class="index">
      <style:paragraph-properties fo:margin-left="1.27cm" fo:margin-right="0cm" fo:hyphenation-ladder-count="no-limit" fo:text-indent="-0.762cm" style:auto-text-indent="false">
        <style:tab-stops/>
      </style:paragraph-properties>
      <style:text-properties fo:hyphenate="false"/>
    </style:style>
    <style:style style:name="Contents_20_2" style:display-name="Contents 2" style:family="paragraph" style:parent-style-name="Normal" style:next-style-name="Normal" style:class="index">
      <style:paragraph-properties fo:margin-left="2.54cm" fo:margin-right="0cm" fo:hyphenation-ladder-count="no-limit" fo:text-indent="-0.762cm" style:auto-text-indent="false">
        <style:tab-stops/>
      </style:paragraph-properties>
      <style:text-properties fo:hyphenate="false"/>
    </style:style>
    <style:style style:name="Contents_20_3" style:display-name="Contents 3" style:family="paragraph" style:parent-style-name="Normal" style:next-style-name="Normal" style:class="index">
      <style:paragraph-properties fo:margin-left="3.81cm" fo:margin-right="0cm" fo:hyphenation-ladder-count="no-limit" fo:text-indent="-0.762cm" style:auto-text-indent="false">
        <style:tab-stops/>
      </style:paragraph-properties>
      <style:text-properties fo:hyphenate="false"/>
    </style:style>
    <style:style style:name="Contents_20_4" style:display-name="Contents 4" style:family="paragraph" style:parent-style-name="Normal" style:next-style-name="Normal" style:class="index">
      <style:paragraph-properties fo:margin-left="5.08cm" fo:margin-right="0cm" fo:hyphenation-ladder-count="no-limit" fo:text-indent="-0.762cm" style:auto-text-indent="false">
        <style:tab-stops/>
      </style:paragraph-properties>
      <style:text-properties fo:hyphenate="false"/>
    </style:style>
    <style:style style:name="Heading" style:family="paragraph" style:parent-style-name="Standard" style:class="text">
      <style:paragraph-properties fo:hyphenation-ladder-count="no-limit" text:number-lines="false" text:line-number="0">
        <style:tab-stops>
          <style:tab-stop style:position="9.795cm" style:type="center"/>
          <style:tab-stop style:position="19.59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Footer" style:family="paragraph" style:parent-style-name="Standard" style:class="extra">
      <style:paragraph-properties fo:hyphenation-ladder-count="no-limit" text:number-lines="false" text:line-number="0">
        <style:tab-stops>
          <style:tab-stop style:position="9.795cm" style:type="center"/>
          <style:tab-stop style:position="19.59cm" style:type="right"/>
        </style:tab-stops>
      </style:paragraph-properties>
      <style:text-properties fo:hyphenate="false"/>
    </style:style>
    <style:style style:name="Fuente_20_de_20_párrafo_20_predeter." style:display-name="Fuente de párrafo predeter." style:family="text"/>
    <style:style style:name="Énfasis_20_sutil" style:display-name="Énfasis sutil" style:family="text" style:parent-style-name="Fuente_20_de_20_párrafo_20_predeter.">
      <style:text-properties fo:color="#b7b7b7" fo:font-style="italic" style:font-style-asian="italic" style:font-style-complex="italic"/>
    </style:style>
    <style:style style:name="WW_5f_CharLFO2LVL1" style:display-name="WW_CharLFO2LVL1" style:family="text">
      <style:text-properties style:font-name="FreeSerif" fo:font-family="FreeSerif" style:font-family-generic="roman"/>
    </style:style>
    <style:style style:name="WW_5f_CharLFO3LVL1" style:display-name="WW_CharLFO3LVL1" style:family="text">
      <style:text-properties style:font-name="FreeSerif" fo:font-family="FreeSerif" style:font-family-generic="roman"/>
    </style:style>
    <style:style style:name="WW_5f_CharLFO5LVL1" style:display-name="WW_CharLFO5LVL1" style:family="text">
      <style:text-properties style:font-name="FreeSerif" fo:font-family="FreeSerif" style:font-family-generic="roman"/>
    </style:style>
    <style:style style:name="WW_5f_CharLFO7LVL1" style:display-name="WW_CharLFO7LVL1" style:family="text">
      <style:text-properties style:font-name="FreeSerif" fo:font-family="FreeSerif" style:font-family-generic="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65cm" fo:margin-bottom="2.117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Linux_X86_64 LibreOffice_project/00m0$Build-3</meta:generator>
    <meta:creation-date>2016-06-26T22:11:00Z</meta:creation-date>
    <dc:date>2016-06-29T13:56:22.714784123</dc:date>
    <meta:editing-cycles>3</meta:editing-cycles>
    <meta:editing-duration>PT5M45S</meta:editing-duration>
    <meta:document-statistic meta:table-count="0" meta:image-count="0" meta:object-count="0" meta:page-count="1" meta:paragraph-count="19" meta:word-count="209" meta:character-count="1339" meta:non-whitespace-character-count="1160"/>
    <meta:template xlink:type="simple" xlink:actuate="onRequest" xlink:title="" xlink:href="Normal.dotm"/>
  </office:meta>
</office:document-meta>
</file>